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257in" table:align="left" fo:background-color="transparent">
        <style:background-image/>
      </style:table-properties>
    </style:style>
    <style:style style:name="Table1.A" style:family="table-column">
      <style:table-column-properties style:column-width="0.4813in"/>
    </style:style>
    <style:style style:name="Table1.B" style:family="table-column">
      <style:table-column-properties style:column-width="4.8444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ext_20_body" style:list-style-name="L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 style:family="paragraph" style:parent-style-name="Text_20_body" style:list-style-name="L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4"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5" style:family="paragraph" style:parent-style-name="Text_20_body" style:list-style-name="L4">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6" style:family="paragraph" style:parent-style-name="Text_20_body" style:list-style-name="L8">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7" style:family="paragraph" style:parent-style-name="Text_20_body" style:list-style-name="L5">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8" style:family="paragraph" style:parent-style-name="Text_20_body" style:list-style-name="L6">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9" style:family="paragraph" style:parent-style-name="Text_20_body" style:list-style-name="L7">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10" style:family="paragraph" style:parent-style-name="Table_20_Contents">
      <style:paragraph-properties fo:line-height="142%" fo:text-align="center" style:justify-single-word="false"/>
    </style:style>
    <style:style style:name="P11" style:family="paragraph" style:parent-style-name="Table_20_Contents">
      <style:paragraph-properties fo:margin-top="0in" fo:margin-bottom="0.1965in" loext:contextual-spacing="false" fo:line-height="142%"/>
    </style:style>
    <style:style style:name="P12"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13" style:family="paragraph" style:parent-style-name="Heading_20_1">
      <style:text-properties fo:font-variant="normal" fo:text-transform="none" fo:color="#121214" style:font-name="Verdana" fo:letter-spacing="-0.0102in" fo:font-style="normal" fo:font-weight="normal"/>
    </style:style>
    <style:style style:name="P14"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15"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16"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1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18"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1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2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2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22"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2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2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2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26"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27"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28" style:family="paragraph" style:parent-style-name="Table_20_Heading">
      <style:paragraph-properties fo:line-height="142%" fo:text-align="start" style:justify-single-word="false"/>
    </style:style>
    <style:style style:name="P29" style:family="paragraph" style:parent-style-name="Table_20_Heading">
      <style:paragraph-properties fo:line-height="142%" fo:text-align="center" style:justify-single-word="false"/>
    </style:style>
    <style:style style:name="P30"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T1" style:family="text">
      <style:text-properties fo:color="#313131" style:text-line-through-style="none" style:text-line-through-type="none" style:text-underline-style="none" fo:font-weight="bold" style:text-blinking="false" fo:background-color="transparent" loext:char-shading-value="0" loext:padding="0in" loext:border="none"/>
    </style:style>
    <style:style style:name="T2" style:family="text">
      <style:text-properties fo:font-weight="bold"/>
    </style:style>
    <style:style style:name="T3" style:family="text">
      <style:text-properties fo:color="#000088"/>
    </style:style>
    <style:style style:name="T4" style:family="text">
      <style:text-properties fo:color="#000088" style:font-name="Menlo" fo:font-size="9.75pt" fo:font-style="normal" fo:font-weight="normal"/>
    </style:style>
    <style:style style:name="T5" style:family="text">
      <style:text-properties fo:color="#666600"/>
    </style:style>
    <style:style style:name="T6" style:family="text">
      <style:text-properties fo:color="#666600" style:font-name="Menlo" fo:font-size="9.75pt" fo:font-style="normal" fo:font-weight="normal"/>
    </style:style>
    <style:style style:name="T7" style:family="text">
      <style:text-properties style:font-name="Menlo" fo:font-size="9.75pt" fo:font-style="normal" fo:font-weight="normal"/>
    </style:style>
    <style:style style:name="T8" style:family="text">
      <style:text-properties style:font-name="Menlo" fo:font-size="9pt" fo:font-style="normal" fo:font-weight="normal"/>
    </style:style>
    <style:style style:name="T9" style:family="text">
      <style:text-properties fo:color="#008800"/>
    </style:style>
    <style:style style:name="T10" style:family="text">
      <style:text-properties fo:color="#008800" style:font-name="Menlo" fo:font-size="9.75pt" fo:font-style="normal" fo:font-weight="normal"/>
    </style:style>
    <style:style style:name="T11" style:family="text">
      <style:text-properties fo:color="#006666"/>
    </style:style>
    <style:style style:name="T12" style:family="text">
      <style:text-properties fo:color="#006666" style:font-name="Menlo" fo:font-size="9.75pt" fo:font-style="normal" fo:font-weight="normal"/>
    </style:style>
    <style:style style:name="T13" style:family="text">
      <style:text-properties fo:font-style="italic"/>
    </style:style>
    <style:style style:name="T14" style:family="text">
      <style:text-properties fo:color="#7f0055"/>
    </style:style>
    <style:style style:name="T15" style:family="text">
      <style:text-properties fo:color="#880000"/>
    </style:style>
    <style:style style:name="T16" style:family="text">
      <style:text-properties fo:color="#880000" style:font-name="Menlo" fo:font-size="9.75pt"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ypeScript - Functions</text:h>
      <text:p text:style-name="P1">Functions are the building blocks of readable, maintainable, and reusable code. A function is a set of statements to perform a specific task. Functions organize the program into logical blocks of code. Once defined, functions may be called to access code. This makes the code reusable. Moreover, functions make it easy to read and maintain the program’s code.</text:p>
      <text:p text:style-name="P1">A function declaration tells the compiler about a function's name, return type, and parameters. A function definition provides the actual body of the function.</text:p>
      <table:table table:name="Table1" table:style-name="Table1">
        <table:table-column table:style-name="Table1.A"/>
        <table:table-column table:style-name="Table1.B"/>
        <table:table-row>
          <table:table-cell table:style-name="Table1.A1" office:value-type="string">
            <text:p text:style-name="P28">Sr.No</text:p>
          </table:table-cell>
          <table:table-cell table:style-name="Table1.A1" office:value-type="string">
            <text:p text:style-name="P29">Funtions &amp; Description</text:p>
          </table:table-cell>
        </table:table-row>
        <table:table-row>
          <table:table-cell table:style-name="Table1.A2" office:value-type="string">
            <text:p text:style-name="P10">1.</text:p>
          </table:table-cell>
          <table:table-cell table:style-name="Table1.B2" office:value-type="string">
            <text:p text:style-name="P11"><text:a xlink:type="simple" xlink:href="https://www.tutorialspoint.com/typescript/typescript_defining_function.htm" text:style-name="Internet_20_link" text:visited-style-name="Visited_20_Internet_20_Link"><text:span text:style-name="T1">Defining a Function</text:span></text:a></text:p>
            <text:p text:style-name="P12">A function definition specifies what and how a specific task would be done.</text:p>
          </table:table-cell>
        </table:table-row>
        <table:table-row>
          <table:table-cell table:style-name="Table1.A3" office:value-type="string">
            <text:p text:style-name="P10">2.</text:p>
          </table:table-cell>
          <table:table-cell table:style-name="Table1.B3" office:value-type="string">
            <text:p text:style-name="P11"><text:a xlink:type="simple" xlink:href="https://www.tutorialspoint.com/typescript/typescript_calling_function.htm" text:style-name="Internet_20_link" text:visited-style-name="Visited_20_Internet_20_Link"><text:span text:style-name="T1">Calling a Function</text:span></text:a></text:p>
            <text:p text:style-name="P12">A function must be called so as to execute it.</text:p>
          </table:table-cell>
        </table:table-row>
        <table:table-row>
          <table:table-cell table:style-name="Table1.A4" office:value-type="string">
            <text:p text:style-name="P10">3.</text:p>
          </table:table-cell>
          <table:table-cell table:style-name="Table1.B4" office:value-type="string">
            <text:p text:style-name="P11"><text:a xlink:type="simple" xlink:href="https://www.tutorialspoint.com/typescript/typescript_returning_function.htm" text:style-name="Internet_20_link" text:visited-style-name="Visited_20_Internet_20_Link"><text:span text:style-name="T1">Returning Functions</text:span></text:a></text:p>
            <text:p text:style-name="P12">Functions may also return value along with control, back to the caller.</text:p>
          </table:table-cell>
        </table:table-row>
        <table:table-row>
          <table:table-cell table:style-name="Table1.A5" office:value-type="string">
            <text:p text:style-name="P10">4.</text:p>
          </table:table-cell>
          <table:table-cell table:style-name="Table1.B5" office:value-type="string">
            <text:p text:style-name="P11"><text:a xlink:type="simple" xlink:href="https://www.tutorialspoint.com/typescript/typescript_parameterized_function.htm" text:style-name="Internet_20_link" text:visited-style-name="Visited_20_Internet_20_Link"><text:span text:style-name="T1">Parameterized Function</text:span></text:a></text:p>
            <text:p text:style-name="P12">Parameters are a mechanism to pass values to functions.</text:p>
          </table:table-cell>
        </table:table-row>
      </table:table>
      <text:h text:style-name="P14" text:outline-level="2">Optional Parameters</text:h>
      <text:p text:style-name="P1">Optional parameters can be used when arguments need not be compulsorily passed for a function’s execution. A parameter can be marked optional by appending a question mark to its name. The optional parameter should be set as the last argument in a function. The syntax to declare a function with optional parameter is as given below −</text:p>
      <text:p text:style-name="P15"><text:soft-page-break/>function function_name (param1[:type], param2[:type], param3[:type])</text:p>
      <text:h text:style-name="P30" text:outline-level="3">Example: Optional Parameters</text:h>
      <text:p text:style-name="P16"><text:span text:style-name="T3">function</text:span> disp_details<text:span text:style-name="T5">(</text:span>id<text:span text:style-name="T5">:</text:span>number<text:span text:style-name="T5">,</text:span>name<text:span text:style-name="T5">:</text:span><text:span text:style-name="T3">string</text:span><text:span text:style-name="T5">,</text:span>mail_id<text:span text:style-name="T5">?:</text:span><text:span text:style-name="T3">string</text:span><text:span text:style-name="T5">)</text:span> <text:span text:style-name="T5">{</text:span> </text:p>
      <text:p text:style-name="P19"><text:s text:c="3"/><text:span text:style-name="T7">console</text:span><text:span text:style-name="T6">.</text:span><text:span text:style-name="T7">log</text:span><text:span text:style-name="T6">(</text:span><text:span text:style-name="T10">"ID:"</text:span><text:span text:style-name="T6">,</text:span><text:span text:style-name="T7"> id</text:span><text:span text:style-name="T6">);</text:span><text:span text:style-name="T7"> </text:span></text:p>
      <text:p text:style-name="P19"><text:s text:c="3"/><text:span text:style-name="T7">console</text:span><text:span text:style-name="T6">.</text:span><text:span text:style-name="T7">log</text:span><text:span text:style-name="T6">(</text:span><text:span text:style-name="T10">"Name"</text:span><text:span text:style-name="T6">,</text:span><text:span text:style-name="T7">name</text:span><text:span text:style-name="T6">);</text:span><text:span text:style-name="T7"> </text:span></text:p>
      <text:p text:style-name="P19"><text:s text:c="3"/></text:p>
      <text:p text:style-name="P19"><text:s text:c="3"/><text:span text:style-name="T4">if</text:span><text:span text:style-name="T6">(</text:span><text:span text:style-name="T7">mail_id</text:span><text:span text:style-name="T6">!=</text:span><text:span text:style-name="T4">undefined</text:span><text:span text:style-name="T6">)</text:span><text:span text:style-name="T7"> <text:s/></text:span></text:p>
      <text:p text:style-name="P19"><text:s text:c="3"/><text:span text:style-name="T7">console</text:span><text:span text:style-name="T6">.</text:span><text:span text:style-name="T7">log</text:span><text:span text:style-name="T6">(</text:span><text:span text:style-name="T10">"Email Id"</text:span><text:span text:style-name="T6">,</text:span><text:span text:style-name="T7">mail_id</text:span><text:span text:style-name="T6">);</text:span><text:span text:style-name="T7"> </text:span></text:p>
      <text:p text:style-name="P21">}</text:p>
      <text:p text:style-name="P20">disp_details<text:span text:style-name="T5">(</text:span><text:span text:style-name="T11">123</text:span><text:span text:style-name="T5">,</text:span><text:span text:style-name="T9">"John"</text:span><text:span text:style-name="T5">);</text:span></text:p>
      <text:p text:style-name="P20">disp_details<text:span text:style-name="T5">(</text:span><text:span text:style-name="T11">111</text:span><text:span text:style-name="T5">,</text:span><text:span text:style-name="T9">"mary"</text:span><text:span text:style-name="T5">,</text:span><text:span text:style-name="T9">"mary@xyz.com"</text:span><text:span text:style-name="T5">);</text:span></text:p>
      <text:list xml:id="list8001247984736203422" text:style-name="L1">
        <text:list-item>
          <text:p text:style-name="P2">The above example declares a parameterized function. Here, the third parameter, i.e., mail_id is an optional parameter.</text:p>
        </text:list-item>
        <text:list-item>
          <text:p text:style-name="P2">If an optional parameter is not passed a value during the function call, the parameter’s value is set to undefined.</text:p>
        </text:list-item>
        <text:list-item>
          <text:p text:style-name="P2">The function prints the value of mail_id only if the argument is passed a value.</text:p>
        </text:list-item>
      </text:list>
      <text:p text:style-name="P1">On compiling, it will generate following JavaScript code −</text:p>
      <text:p text:style-name="P17">//Generated by typescript 1.8.10</text:p>
      <text:p text:style-name="P20"><text:span text:style-name="T3">function</text:span> disp_details<text:span text:style-name="T5">(</text:span>id<text:span text:style-name="T5">,</text:span> name<text:span text:style-name="T5">,</text:span> mail_id<text:span text:style-name="T5">)</text:span> <text:span text:style-name="T5">{</text:span></text:p>
      <text:p text:style-name="P19"><text:s text:c="3"/><text:span text:style-name="T7">console</text:span><text:span text:style-name="T6">.</text:span><text:span text:style-name="T7">log</text:span><text:span text:style-name="T6">(</text:span><text:span text:style-name="T10">"ID:"</text:span><text:span text:style-name="T6">,</text:span><text:span text:style-name="T7"> id</text:span><text:span text:style-name="T6">);</text:span></text:p>
      <text:p text:style-name="P19"><text:s text:c="3"/><text:span text:style-name="T7">console</text:span><text:span text:style-name="T6">.</text:span><text:span text:style-name="T7">log</text:span><text:span text:style-name="T6">(</text:span><text:span text:style-name="T10">"Name"</text:span><text:span text:style-name="T6">,</text:span><text:span text:style-name="T7"> name</text:span><text:span text:style-name="T6">);</text:span></text:p>
      <text:p text:style-name="P19"><text:s text:c="8"/></text:p>
      <text:p text:style-name="P19"><text:s text:c="3"/><text:span text:style-name="T4">if</text:span><text:span text:style-name="T7"> </text:span><text:span text:style-name="T6">(</text:span><text:span text:style-name="T7">mail_id </text:span><text:span text:style-name="T6">!=</text:span><text:span text:style-name="T7"> </text:span><text:span text:style-name="T4">undefined</text:span><text:span text:style-name="T6">)</text:span></text:p>
      <text:p text:style-name="P19"><text:s text:c="6"/><text:span text:style-name="T7">console</text:span><text:span text:style-name="T6">.</text:span><text:span text:style-name="T7">log</text:span><text:span text:style-name="T6">(</text:span><text:span text:style-name="T10">"Email Id"</text:span><text:span text:style-name="T6">,</text:span><text:span text:style-name="T7"> mail_id</text:span><text:span text:style-name="T6">);</text:span></text:p>
      <text:p text:style-name="P21"><text:soft-page-break/>}</text:p>
      <text:p text:style-name="P20">disp_details<text:span text:style-name="T5">(</text:span><text:span text:style-name="T11">123</text:span><text:span text:style-name="T5">,</text:span> <text:span text:style-name="T9">"John"</text:span><text:span text:style-name="T5">);</text:span></text:p>
      <text:p text:style-name="P20">disp_details<text:span text:style-name="T5">(</text:span><text:span text:style-name="T11">111</text:span><text:span text:style-name="T5">,</text:span> <text:span text:style-name="T9">"mary"</text:span><text:span text:style-name="T5">,</text:span> <text:span text:style-name="T9">"mary@xyz.com"</text:span><text:span text:style-name="T5">);</text:span></text:p>
      <text:p text:style-name="P1">The above code will produce the following output −</text:p>
      <text:p text:style-name="P15">ID:123 </text:p>
      <text:p text:style-name="P26">Name John </text:p>
      <text:p text:style-name="P26">ID: 111 </text:p>
      <text:p text:style-name="P26">Name <text:s/>mary </text:p>
      <text:p text:style-name="P26">Email Id mary@xyz.com</text:p>
      <text:h text:style-name="P14" text:outline-level="2">Rest Parameters</text:h>
      <text:p text:style-name="P1">Rest parameters are similar to variable arguments in Java. Rest parameters don’t restrict the number of values that you can pass to a function. However, the values passed must all be of the same type. In other words, rest parameters act as placeholders for multiple arguments of the same type.</text:p>
      <text:p text:style-name="P1">To declare a rest parameter, the parameter name is prefixed with three periods. Any nonrest parameter should come before the rest parameter.</text:p>
      <text:h text:style-name="P30" text:outline-level="3">Example: Rest Parameters</text:h>
      <text:p text:style-name="P16"><text:span text:style-name="T3">function</text:span> addNumbers<text:span text:style-name="T5">(...</text:span>nums<text:span text:style-name="T5">:</text:span>number<text:span text:style-name="T5">[])</text:span> <text:span text:style-name="T5">{</text:span> <text:s/></text:p>
      <text:p text:style-name="P19"><text:s text:c="3"/><text:span text:style-name="T4">var</text:span><text:span text:style-name="T7"> i</text:span><text:span text:style-name="T6">;</text:span><text:span text:style-name="T7"> <text:s text:c="2"/></text:span></text:p>
      <text:p text:style-name="P19"><text:s text:c="3"/><text:span text:style-name="T4">var</text:span><text:span text:style-name="T7"> sum</text:span><text:span text:style-name="T6">:</text:span><text:span text:style-name="T7">number </text:span><text:span text:style-name="T6">=</text:span><text:span text:style-name="T7"> </text:span><text:span text:style-name="T12">0</text:span><text:span text:style-name="T6">;</text:span><text:span text:style-name="T7"> </text:span></text:p>
      <text:p text:style-name="P19"><text:s text:c="3"/></text:p>
      <text:p text:style-name="P19"><text:s text:c="3"/><text:span text:style-name="T4">for</text:span><text:span text:style-name="T6">(</text:span><text:span text:style-name="T7">i </text:span><text:span text:style-name="T6">=</text:span><text:span text:style-name="T7"> </text:span><text:span text:style-name="T12">0</text:span><text:span text:style-name="T6">;</text:span><text:span text:style-name="T7">i</text:span><text:span text:style-name="T6">&lt;</text:span><text:span text:style-name="T7">nums</text:span><text:span text:style-name="T6">.</text:span><text:span text:style-name="T7">length</text:span><text:span text:style-name="T6">;</text:span><text:span text:style-name="T7">i</text:span><text:span text:style-name="T6">++)</text:span><text:span text:style-name="T7"> </text:span><text:span text:style-name="T6">{</text:span><text:span text:style-name="T7"> </text:span></text:p>
      <text:p text:style-name="P19"><text:s text:c="6"/><text:span text:style-name="T7">sum </text:span><text:span text:style-name="T6">=</text:span><text:span text:style-name="T7"> sum </text:span><text:span text:style-name="T6">+</text:span><text:span text:style-name="T7"> nums</text:span><text:span text:style-name="T6">[</text:span><text:span text:style-name="T7">i</text:span><text:span text:style-name="T6">];</text:span><text:span text:style-name="T7"> </text:span></text:p>
      <text:p text:style-name="P19"><text:s text:c="3"/><text:span text:style-name="T6">}</text:span><text:span text:style-name="T7"> </text:span></text:p>
      <text:p text:style-name="P19"><text:s text:c="3"/><text:span text:style-name="T7">console</text:span><text:span text:style-name="T6">.</text:span><text:span text:style-name="T7">log</text:span><text:span text:style-name="T6">(</text:span><text:span text:style-name="T10">"sum of the numbers"</text:span><text:span text:style-name="T6">,</text:span><text:span text:style-name="T7">sum</text:span><text:span text:style-name="T6">)</text:span><text:span text:style-name="T7"> </text:span></text:p>
      <text:p text:style-name="P20"><text:span text:style-name="T5">}</text:span> </text:p>
      <text:p text:style-name="P20">addNumbers<text:span text:style-name="T5">(</text:span><text:span text:style-name="T11">1</text:span><text:span text:style-name="T5">,</text:span><text:span text:style-name="T11">2</text:span><text:span text:style-name="T5">,</text:span><text:span text:style-name="T11">3</text:span><text:span text:style-name="T5">)</text:span> </text:p>
      <text:p text:style-name="P20"><text:soft-page-break/>addNumbers<text:span text:style-name="T5">(</text:span><text:span text:style-name="T11">10</text:span><text:span text:style-name="T5">,</text:span><text:span text:style-name="T11">10</text:span><text:span text:style-name="T5">,</text:span><text:span text:style-name="T11">10</text:span><text:span text:style-name="T5">,</text:span><text:span text:style-name="T11">10</text:span><text:span text:style-name="T5">,</text:span><text:span text:style-name="T11">10</text:span><text:span text:style-name="T5">)</text:span></text:p>
      <text:list xml:id="list6347004483289233037" text:style-name="L2">
        <text:list-item>
          <text:p text:style-name="P3">The function addNumbers() declaration, accepts a rest parameter <text:span text:style-name="T13">nums</text:span>. The rest parameter’s data type must be set to an array. Moreover, a function can have at the most one rest parameter.</text:p>
        </text:list-item>
        <text:list-item>
          <text:p text:style-name="P3">The function is invoked twice, by passing three and six values, respectively.</text:p>
        </text:list-item>
        <text:list-item>
          <text:p text:style-name="P3">The for loop iterates through the argument list, passed to the function and calculates their sum.</text:p>
        </text:list-item>
      </text:list>
      <text:p text:style-name="P1">On compiling, it will generate following JavaScript code −</text:p>
      <text:p text:style-name="P16"><text:span text:style-name="T3">function</text:span> addNumbers<text:span text:style-name="T5">()</text:span> <text:span text:style-name="T5">{</text:span></text:p>
      <text:p text:style-name="P19"><text:s text:c="3"/><text:span text:style-name="T4">var</text:span><text:span text:style-name="T7"> nums </text:span><text:span text:style-name="T6">=</text:span><text:span text:style-name="T7"> </text:span><text:span text:style-name="T6">[];</text:span></text:p>
      <text:p text:style-name="P19"><text:s text:c="3"/><text:span text:style-name="T4">for</text:span><text:span text:style-name="T7"> </text:span><text:span text:style-name="T6">(</text:span><text:span text:style-name="T4">var</text:span><text:span text:style-name="T7"> _i </text:span><text:span text:style-name="T6">=</text:span><text:span text:style-name="T7"> </text:span><text:span text:style-name="T12">0</text:span><text:span text:style-name="T6">;</text:span><text:span text:style-name="T7"> _i </text:span><text:span text:style-name="T6">&lt;</text:span><text:span text:style-name="T7"> arguments</text:span><text:span text:style-name="T6">.</text:span><text:span text:style-name="T7">length</text:span><text:span text:style-name="T6">;</text:span><text:span text:style-name="T7"> _i</text:span><text:span text:style-name="T6">++)</text:span><text:span text:style-name="T7"> </text:span><text:span text:style-name="T6">{</text:span></text:p>
      <text:p text:style-name="P19"><text:s text:c="6"/><text:span text:style-name="T7">nums</text:span><text:span text:style-name="T6">[</text:span><text:span text:style-name="T7">_i </text:span><text:span text:style-name="T6">-</text:span><text:span text:style-name="T7"> </text:span><text:span text:style-name="T12">0</text:span><text:span text:style-name="T6">]</text:span><text:span text:style-name="T7"> </text:span><text:span text:style-name="T6">=</text:span><text:span text:style-name="T7"> arguments</text:span><text:span text:style-name="T6">[</text:span><text:span text:style-name="T7">_i</text:span><text:span text:style-name="T6">];</text:span></text:p>
      <text:p text:style-name="P19"><text:s text:c="3"/><text:span text:style-name="T6">}</text:span></text:p>
      <text:p text:style-name="P19"><text:s text:c="8"/><text:span text:style-name="T4">var</text:span><text:span text:style-name="T7"> i</text:span><text:span text:style-name="T6">;</text:span></text:p>
      <text:p text:style-name="P19"><text:s text:c="3"/><text:span text:style-name="T4">var</text:span><text:span text:style-name="T7"> sum </text:span><text:span text:style-name="T6">=</text:span><text:span text:style-name="T7"> </text:span><text:span text:style-name="T12">0</text:span><text:span text:style-name="T6">;</text:span></text:p>
      <text:p text:style-name="P19"><text:s text:c="8"/></text:p>
      <text:p text:style-name="P19"><text:s text:c="3"/><text:span text:style-name="T4">for</text:span><text:span text:style-name="T7"> </text:span><text:span text:style-name="T6">(</text:span><text:span text:style-name="T7">i </text:span><text:span text:style-name="T6">=</text:span><text:span text:style-name="T7"> </text:span><text:span text:style-name="T12">0</text:span><text:span text:style-name="T6">;</text:span><text:span text:style-name="T7"> i </text:span><text:span text:style-name="T6">&lt;</text:span><text:span text:style-name="T7"> nums</text:span><text:span text:style-name="T6">.</text:span><text:span text:style-name="T7">length</text:span><text:span text:style-name="T6">;</text:span><text:span text:style-name="T7"> i</text:span><text:span text:style-name="T6">++)</text:span><text:span text:style-name="T7"> </text:span><text:span text:style-name="T6">{</text:span></text:p>
      <text:p text:style-name="P19"><text:s text:c="6"/><text:span text:style-name="T7">sum </text:span><text:span text:style-name="T6">=</text:span><text:span text:style-name="T7"> sum </text:span><text:span text:style-name="T6">+</text:span><text:span text:style-name="T7"> nums</text:span><text:span text:style-name="T6">[</text:span><text:span text:style-name="T7">i</text:span><text:span text:style-name="T6">];</text:span></text:p>
      <text:p text:style-name="P19"><text:s text:c="3"/><text:span text:style-name="T6">}</text:span></text:p>
      <text:p text:style-name="P19"><text:s text:c="3"/><text:span text:style-name="T7">console</text:span><text:span text:style-name="T6">.</text:span><text:span text:style-name="T7">log</text:span><text:span text:style-name="T6">(</text:span><text:span text:style-name="T10">"sum of the numbers"</text:span><text:span text:style-name="T6">,</text:span><text:span text:style-name="T7"> sum</text:span><text:span text:style-name="T6">);</text:span></text:p>
      <text:p text:style-name="P21">}</text:p>
      <text:p text:style-name="P20">addNumbers<text:span text:style-name="T5">(</text:span><text:span text:style-name="T11">1</text:span><text:span text:style-name="T5">,</text:span> <text:span text:style-name="T11">2</text:span><text:span text:style-name="T5">,</text:span> <text:span text:style-name="T11">3</text:span><text:span text:style-name="T5">);</text:span></text:p>
      <text:p text:style-name="P20">addNumbers<text:span text:style-name="T5">(</text:span><text:span text:style-name="T11">10</text:span><text:span text:style-name="T5">,</text:span> <text:span text:style-name="T11">10</text:span><text:span text:style-name="T5">,</text:span> <text:span text:style-name="T11">10</text:span><text:span text:style-name="T5">,</text:span> <text:span text:style-name="T11">10</text:span><text:span text:style-name="T5">,</text:span> <text:span text:style-name="T11">10</text:span><text:span text:style-name="T5">);</text:span></text:p>
      <text:p text:style-name="P1">The output of the above code is as follows −</text:p>
      <text:p text:style-name="P15"><text:soft-page-break/>sum of numbers 6 </text:p>
      <text:p text:style-name="P26">sum of numbers 50</text:p>
      <text:h text:style-name="P14" text:outline-level="2">Default Parameters</text:h>
      <text:p text:style-name="P1">Function parameters can also be assigned values by default. However, such parameters can also be explicitly passed values.</text:p>
      <text:h text:style-name="P30" text:outline-level="3">Syntax</text:h>
      <text:p text:style-name="P15">function function_name(param1[:type],param2[:type] = default_value) { </text:p>
      <text:p text:style-name="P26">}</text:p>
      <text:p text:style-name="P1"><text:span text:style-name="T2">Note</text:span> − A parameter cannot be declared optional and default at the same time.</text:p>
      <text:h text:style-name="P30" text:outline-level="3">Example: Default parameters</text:h>
      <text:p text:style-name="P16"><text:span text:style-name="T3">function</text:span> calculate_discount<text:span text:style-name="T5">(</text:span>price<text:span text:style-name="T5">:</text:span>number<text:span text:style-name="T5">,</text:span>rate<text:span text:style-name="T5">:</text:span>number <text:span text:style-name="T5">=</text:span> <text:span text:style-name="T11">0.50</text:span><text:span text:style-name="T5">)</text:span> <text:span text:style-name="T5">{</text:span> </text:p>
      <text:p text:style-name="P19"><text:s text:c="3"/><text:span text:style-name="T4">var</text:span><text:span text:style-name="T7"> discount </text:span><text:span text:style-name="T6">=</text:span><text:span text:style-name="T7"> price </text:span><text:span text:style-name="T6">*</text:span><text:span text:style-name="T7"> rate</text:span><text:span text:style-name="T6">;</text:span><text:span text:style-name="T7"> </text:span></text:p>
      <text:p text:style-name="P19"><text:s text:c="3"/><text:span text:style-name="T7">console</text:span><text:span text:style-name="T6">.</text:span><text:span text:style-name="T7">log</text:span><text:span text:style-name="T6">(</text:span><text:span text:style-name="T10">"Discount Amount: "</text:span><text:span text:style-name="T6">,</text:span><text:span text:style-name="T7">discount</text:span><text:span text:style-name="T6">);</text:span><text:span text:style-name="T7"> </text:span></text:p>
      <text:p text:style-name="P20"><text:span text:style-name="T5">}</text:span> </text:p>
      <text:p text:style-name="P20">calculate_discount<text:span text:style-name="T5">(</text:span><text:span text:style-name="T11">1000</text:span><text:span text:style-name="T5">)</text:span> </text:p>
      <text:p text:style-name="P20">calculate_discount<text:span text:style-name="T5">(</text:span><text:span text:style-name="T11">1000</text:span><text:span text:style-name="T5">,</text:span><text:span text:style-name="T11">0.30</text:span><text:span text:style-name="T5">)</text:span></text:p>
      <text:p text:style-name="P1">On compiling, it will generate following JavaScript code −</text:p>
      <text:p text:style-name="P17">//Generated by typescript 1.8.10</text:p>
      <text:p text:style-name="P20"><text:span text:style-name="T3">function</text:span> calculate_discount<text:span text:style-name="T5">(</text:span>price<text:span text:style-name="T5">,</text:span> rate<text:span text:style-name="T5">)</text:span> <text:span text:style-name="T5">{</text:span></text:p>
      <text:p text:style-name="P19"><text:s text:c="3"/><text:span text:style-name="T4">if</text:span><text:span text:style-name="T7"> </text:span><text:span text:style-name="T6">(</text:span><text:span text:style-name="T7">rate </text:span><text:span text:style-name="T6">===</text:span><text:span text:style-name="T7"> </text:span><text:span text:style-name="T4">void</text:span><text:span text:style-name="T7"> </text:span><text:span text:style-name="T12">0</text:span><text:span text:style-name="T6">)</text:span><text:span text:style-name="T7"> </text:span><text:span text:style-name="T6">{</text:span><text:span text:style-name="T7"> rate </text:span><text:span text:style-name="T6">=</text:span><text:span text:style-name="T7"> </text:span><text:span text:style-name="T12">0.50</text:span><text:span text:style-name="T6">;</text:span><text:span text:style-name="T7"> </text:span><text:span text:style-name="T6">}</text:span></text:p>
      <text:p text:style-name="P19"><text:s text:c="3"/><text:span text:style-name="T4">var</text:span><text:span text:style-name="T7"> discount </text:span><text:span text:style-name="T6">=</text:span><text:span text:style-name="T7"> price </text:span><text:span text:style-name="T6">*</text:span><text:span text:style-name="T7"> rate</text:span><text:span text:style-name="T6">;</text:span></text:p>
      <text:p text:style-name="P19"><text:s text:c="3"/><text:span text:style-name="T7">console</text:span><text:span text:style-name="T6">.</text:span><text:span text:style-name="T7">log</text:span><text:span text:style-name="T6">(</text:span><text:span text:style-name="T10">"Discount Amount: "</text:span><text:span text:style-name="T6">,</text:span><text:span text:style-name="T7"> discount</text:span><text:span text:style-name="T6">);</text:span></text:p>
      <text:p text:style-name="P21">}</text:p>
      <text:p text:style-name="P20">calculate_discount<text:span text:style-name="T5">(</text:span><text:span text:style-name="T11">1000</text:span><text:span text:style-name="T5">);</text:span></text:p>
      <text:p text:style-name="P20"><text:soft-page-break/>calculate_discount<text:span text:style-name="T5">(</text:span><text:span text:style-name="T11">1000</text:span><text:span text:style-name="T5">,</text:span> <text:span text:style-name="T11">0.30</text:span><text:span text:style-name="T5">);</text:span></text:p>
      <text:p text:style-name="P1">Its output is as follows −</text:p>
      <text:p text:style-name="P15">Discount amount : 500 </text:p>
      <text:p text:style-name="P26">Discount amount : 300</text:p>
      <text:list xml:id="list6438375887991525958" text:style-name="L3">
        <text:list-item>
          <text:p text:style-name="P4">The example declares the function, <text:span text:style-name="T13">calculate_discount</text:span>. The function has two parameters - price and rate.</text:p>
        </text:list-item>
        <text:list-item>
          <text:p text:style-name="P4">The value of the parameter <text:span text:style-name="T13">rate</text:span> is set to <text:span text:style-name="T13">0.50</text:span> by default.</text:p>
        </text:list-item>
        <text:list-item>
          <text:p text:style-name="P4">The program invokes the function, passing to it only the value of the parameter price. Here, the value of <text:span text:style-name="T13">rate</text:span> is <text:span text:style-name="T13">0.50</text:span> (default)</text:p>
        </text:list-item>
        <text:list-item>
          <text:p text:style-name="P4">The same function is invoked, but with two arguments. The default value of <text:span text:style-name="T13">rate</text:span> is overwritten and is set to the value explicitly passed.</text:p>
        </text:list-item>
      </text:list>
      <text:h text:style-name="P14" text:outline-level="2">Anonymous Function</text:h>
      <text:p text:style-name="P1">Functions that are not bound to an identifier (function name) are called as <text:span text:style-name="T2">anonymous functions</text:span>. These functions are dynamically declared at runtime. Anonymous functions can accept inputs and return outputs, just as standard functions do. An anonymous function is usually not accessible after its initial creation.</text:p>
      <text:p text:style-name="P1">Variables can be assigned an anonymous function. Such an expression is called a function expression.</text:p>
      <text:h text:style-name="P30" text:outline-level="3">Syntax</text:h>
      <text:p text:style-name="P15">var res = function( [arguments] ) { ... }</text:p>
      <text:h text:style-name="P30" text:outline-level="3">Example ─ A Simple Anonymous function</text:h>
      <text:p text:style-name="P16"><text:span text:style-name="T3">var</text:span> msg <text:span text:style-name="T5">=</text:span> <text:span text:style-name="T3">function</text:span><text:span text:style-name="T5">()</text:span> <text:span text:style-name="T5">{</text:span> </text:p>
      <text:p text:style-name="P19"><text:s text:c="3"/><text:span text:style-name="T4">return</text:span><text:span text:style-name="T7"> </text:span><text:span text:style-name="T10">"hello world"</text:span><text:span text:style-name="T6">;</text:span><text:span text:style-name="T7"> <text:s/></text:span></text:p>
      <text:p text:style-name="P20"><text:span text:style-name="T5">}</text:span> </text:p>
      <text:p text:style-name="P20">console<text:span text:style-name="T5">.</text:span>log<text:span text:style-name="T5">(</text:span>msg<text:span text:style-name="T5">())</text:span></text:p>
      <text:p text:style-name="P1">On compiling, it will generate the same code in JavaScript.</text:p>
      <text:p text:style-name="P1">It will produce the following output −</text:p>
      <text:p text:style-name="P15">hello world</text:p>
      <text:h text:style-name="P30" text:outline-level="3"><text:soft-page-break/>Example ─ Anonymous function with parameters</text:h>
      <text:p text:style-name="P16"><text:span text:style-name="T3">var</text:span> res <text:span text:style-name="T5">=</text:span> <text:span text:style-name="T3">function</text:span><text:span text:style-name="T5">(</text:span>a<text:span text:style-name="T5">:</text:span>number<text:span text:style-name="T5">,</text:span>b<text:span text:style-name="T5">:</text:span>number<text:span text:style-name="T5">)</text:span> <text:span text:style-name="T5">{</text:span> </text:p>
      <text:p text:style-name="P19"><text:s text:c="3"/><text:span text:style-name="T4">return</text:span><text:span text:style-name="T7"> a</text:span><text:span text:style-name="T6">*</text:span><text:span text:style-name="T7">b</text:span><text:span text:style-name="T6">;</text:span><text:span text:style-name="T7"> <text:s/></text:span></text:p>
      <text:p text:style-name="P20"><text:span text:style-name="T5">};</text:span> </text:p>
      <text:p text:style-name="P20">console<text:span text:style-name="T5">.</text:span>log<text:span text:style-name="T5">(</text:span>res<text:span text:style-name="T5">(</text:span><text:span text:style-name="T11">12</text:span><text:span text:style-name="T5">,</text:span><text:span text:style-name="T11">2</text:span><text:span text:style-name="T5">))</text:span> </text:p>
      <text:p text:style-name="P1">The anonymous function returns the product of the values passed to it.</text:p>
      <text:p text:style-name="P1">On compiling, it will generate following JavaScript code −</text:p>
      <text:p text:style-name="P17">//Generated by typescript 1.8.10</text:p>
      <text:p text:style-name="P20"><text:span text:style-name="T3">var</text:span> res <text:span text:style-name="T5">=</text:span> <text:span text:style-name="T3">function</text:span> <text:span text:style-name="T5">(</text:span>a<text:span text:style-name="T5">,</text:span> b<text:span text:style-name="T5">)</text:span> <text:span text:style-name="T5">{</text:span></text:p>
      <text:p text:style-name="P19"><text:s text:c="3"/><text:span text:style-name="T4">return</text:span><text:span text:style-name="T7"> a </text:span><text:span text:style-name="T6">*</text:span><text:span text:style-name="T7"> b</text:span><text:span text:style-name="T6">;</text:span></text:p>
      <text:p text:style-name="P21">};</text:p>
      <text:p text:style-name="P20">console<text:span text:style-name="T5">.</text:span>log<text:span text:style-name="T5">(</text:span>res<text:span text:style-name="T5">(</text:span><text:span text:style-name="T11">12</text:span><text:span text:style-name="T5">,</text:span> <text:span text:style-name="T11">2</text:span><text:span text:style-name="T5">));</text:span></text:p>
      <text:p text:style-name="P1">The output of the above code is as follows −</text:p>
      <text:p text:style-name="P15">24</text:p>
      <text:h text:style-name="P30" text:outline-level="3">Function Expression and Function Declaration ─ Are they synonymous?</text:h>
      <text:p text:style-name="P1">Function expression and function declaration are not synonymous. Unlike a function expression, a function declaration is bound by the function name.</text:p>
      <text:p text:style-name="P1">The fundamental difference between the two is that, function declarations are parsed before their execution. On the other hand, function expressions are parsed only when the script engine encounters it during execution.</text:p>
      <text:p text:style-name="P1">When the JavaScript parser sees a function in the main code flow, it assumes Function Declaration. When a function comes as a part of a statement, it is a Function Expression.</text:p>
      <text:h text:style-name="P14" text:outline-level="2"><text:soft-page-break/>The Function Constructor</text:h>
      <text:p text:style-name="P1">TypeScript also supports defining a function with the built-in JavaScript constructor called Function ().</text:p>
      <text:h text:style-name="P30" text:outline-level="3">Syntax</text:h>
      <text:p text:style-name="P15">var res = new Function( [arguments] ) { ... }.</text:p>
      <text:h text:style-name="P30" text:outline-level="3">Example</text:h>
      <text:p text:style-name="P16"><text:span text:style-name="T3">var</text:span> myFunction <text:span text:style-name="T5">=</text:span> <text:span text:style-name="T3">new</text:span> <text:span text:style-name="T14">Function</text:span><text:span text:style-name="T5">(</text:span><text:span text:style-name="T9">"a"</text:span><text:span text:style-name="T5">,</text:span> <text:span text:style-name="T9">"b"</text:span><text:span text:style-name="T5">,</text:span> <text:span text:style-name="T9">"return a * b"</text:span><text:span text:style-name="T5">);</text:span> </text:p>
      <text:p text:style-name="P20"><text:span text:style-name="T3">var</text:span> x <text:span text:style-name="T5">=</text:span> myFunction<text:span text:style-name="T5">(</text:span><text:span text:style-name="T11">4</text:span><text:span text:style-name="T5">,</text:span> <text:span text:style-name="T11">3</text:span><text:span text:style-name="T5">);</text:span> </text:p>
      <text:p text:style-name="P20">console<text:span text:style-name="T5">.</text:span>log<text:span text:style-name="T5">(</text:span>x<text:span text:style-name="T5">);</text:span></text:p>
      <text:p text:style-name="P1">The new Function() is a call to the constructor which in turn creates and returns a function reference.</text:p>
      <text:p text:style-name="P1">On compiling, it will generate the same code in JavaScript.</text:p>
      <text:p text:style-name="P1">The output of the above example code is as follows −</text:p>
      <text:p text:style-name="P15">12 </text:p>
      <text:h text:style-name="P14" text:outline-level="2">Recursion and TypeScript Functions</text:h>
      <text:p text:style-name="P1">Recursion is a technique for iterating over an operation by having a function call to itself repeatedly until it arrives at a result. Recursion is best applied when you need to call the same function repeatedly with different parameters from within a loop.</text:p>
      <text:h text:style-name="P30" text:outline-level="3">Example – Recursion</text:h>
      <text:p text:style-name="P16"><text:span text:style-name="T3">function</text:span> factorial<text:span text:style-name="T5">(</text:span>number<text:span text:style-name="T5">)</text:span> <text:span text:style-name="T5">{</text:span></text:p>
      <text:p text:style-name="P19"><text:s text:c="3"/><text:span text:style-name="T4">if</text:span><text:span text:style-name="T7"> </text:span><text:span text:style-name="T6">(</text:span><text:span text:style-name="T7">number </text:span><text:span text:style-name="T6">&lt;=</text:span><text:span text:style-name="T7"> </text:span><text:span text:style-name="T12">0</text:span><text:span text:style-name="T6">)</text:span><text:span text:style-name="T7"> </text:span><text:span text:style-name="T6">{</text:span><text:span text:style-name="T7"> <text:s text:c="8"/></text:span><text:span text:style-name="T16">// termination case</text:span></text:p>
      <text:p text:style-name="P19"><text:s text:c="6"/><text:span text:style-name="T4">return</text:span><text:span text:style-name="T7"> </text:span><text:span text:style-name="T12">1</text:span><text:span text:style-name="T6">;</text:span><text:span text:style-name="T7"> </text:span></text:p>
      <text:p text:style-name="P19"><text:s text:c="3"/><text:span text:style-name="T6">}</text:span><text:span text:style-name="T7"> </text:span><text:span text:style-name="T4">else</text:span><text:span text:style-name="T7"> </text:span><text:span text:style-name="T6">{</text:span><text:span text:style-name="T7"> <text:s text:c="4"/></text:span></text:p>
      <text:p text:style-name="P19"><text:s text:c="6"/><text:span text:style-name="T4">return</text:span><text:span text:style-name="T7"> </text:span><text:span text:style-name="T6">(</text:span><text:span text:style-name="T7">number </text:span><text:span text:style-name="T6">*</text:span><text:span text:style-name="T7"> factorial</text:span><text:span text:style-name="T6">(</text:span><text:span text:style-name="T7">number </text:span><text:span text:style-name="T6">-</text:span><text:span text:style-name="T7"> </text:span><text:span text:style-name="T12">1</text:span><text:span text:style-name="T6">));</text:span><text:span text:style-name="T7"> <text:s text:c="4"/></text:span><text:span text:style-name="T16">// function invokes itself</text:span></text:p>
      <text:p text:style-name="P19"><text:s text:c="3"/><text:span text:style-name="T6">}</text:span><text:span text:style-name="T7"> </text:span></text:p>
      <text:p text:style-name="P20"><text:soft-page-break/><text:span text:style-name="T5">};</text:span> </text:p>
      <text:p text:style-name="P20">console<text:span text:style-name="T5">.</text:span>log<text:span text:style-name="T5">(</text:span>factorial<text:span text:style-name="T5">(</text:span><text:span text:style-name="T11">6</text:span><text:span text:style-name="T5">));</text:span> <text:s text:c="5"/><text:span text:style-name="T15">// outputs 720 </text:span></text:p>
      <text:p text:style-name="P1">On compiling, it will generate the same code in JavaScript.</text:p>
      <text:p text:style-name="P1">Here is its output −</text:p>
      <text:p text:style-name="P15">720</text:p>
      <text:h text:style-name="P30" text:outline-level="3">Example: Anonymous Recursive Function</text:h>
      <text:p text:style-name="P16"><text:span text:style-name="T5">(</text:span><text:span text:style-name="T3">function</text:span> <text:span text:style-name="T5">()</text:span> <text:span text:style-name="T5">{</text:span> </text:p>
      <text:p text:style-name="P19"><text:s text:c="3"/><text:span text:style-name="T4">var</text:span><text:span text:style-name="T7"> x </text:span><text:span text:style-name="T6">=</text:span><text:span text:style-name="T7"> </text:span><text:span text:style-name="T10">"Hello!!"</text:span><text:span text:style-name="T6">;</text:span><text:span text:style-name="T7"> <text:s text:c="2"/></text:span></text:p>
      <text:p text:style-name="P19"><text:s text:c="3"/><text:span text:style-name="T7">console</text:span><text:span text:style-name="T6">.</text:span><text:span text:style-name="T7">log</text:span><text:span text:style-name="T6">(</text:span><text:span text:style-name="T7">x</text:span><text:span text:style-name="T6">)</text:span><text:span text:style-name="T7"> <text:s text:c="4"/></text:span></text:p>
      <text:p text:style-name="P20"><text:span text:style-name="T5">})()</text:span> <text:s text:c="5"/><text:span text:style-name="T15">// the function invokes itself using a pair of parentheses ()</text:span></text:p>
      <text:p text:style-name="P1">On compiling, it will generate the same code in JavaScript.</text:p>
      <text:p text:style-name="P1">Its output is as follows −</text:p>
      <text:p text:style-name="P15">Hello!!</text:p>
      <text:h text:style-name="P14" text:outline-level="2">Lambda Functions</text:h>
      <text:p text:style-name="P1">Lambda refers to anonymous functions in programming. Lambda functions are a concise mechanism to represent anonymous functions. These functions are also called as <text:span text:style-name="T2">Arrow functions</text:span>.</text:p>
      <text:h text:style-name="P30" text:outline-level="3">Lambda Function - Anatomy</text:h>
      <text:p text:style-name="P1">There are 3 parts to a Lambda function −</text:p>
      <text:list xml:id="list4680816418087488919" text:style-name="L4">
        <text:list-item>
          <text:p text:style-name="P5"><text:span text:style-name="T2">Parameters</text:span> − A function may optionally have parameters</text:p>
        </text:list-item>
        <text:list-item>
          <text:p text:style-name="P5"><text:span text:style-name="T2">The fat arrow notation/lambda notation (=&gt;)</text:span> − It is also called as the goes to operator</text:p>
        </text:list-item>
        <text:list-item>
          <text:p text:style-name="P5"><text:span text:style-name="T2">Statements</text:span> − represent the function’s instruction set</text:p>
        </text:list-item>
      </text:list>
      <text:p text:style-name="P1"><text:span text:style-name="T2">Tip</text:span> − By convention, the use of single letter parameter is encouraged for a compact and precise function declaration.</text:p>
      <text:h text:style-name="P30" text:outline-level="3"><text:soft-page-break/>Lambda Expression</text:h>
      <text:p text:style-name="P1">It is an anonymous function expression that points to a single line of code. Its syntax is as follows −</text:p>
      <text:p text:style-name="P15">( [param1, parma2,…param n] )=&gt;statement;</text:p>
      <text:h text:style-name="P30" text:outline-level="3">Example: Lambda Expression</text:h>
      <text:p text:style-name="P16"><text:span text:style-name="T3">var</text:span> foo <text:span text:style-name="T5">=</text:span> <text:span text:style-name="T5">(</text:span>x<text:span text:style-name="T5">:</text:span>number<text:span text:style-name="T5">)=&gt;</text:span><text:span text:style-name="T11">10</text:span> <text:span text:style-name="T5">+</text:span> x </text:p>
      <text:p text:style-name="P20">console<text:span text:style-name="T5">.</text:span>log<text:span text:style-name="T5">(</text:span>foo<text:span text:style-name="T5">(</text:span><text:span text:style-name="T11">100</text:span><text:span text:style-name="T5">))</text:span> <text:s text:c="5"/><text:span text:style-name="T15">//outputs 110 </text:span></text:p>
      <text:p text:style-name="P1">The program declares a lambda expression function. The function returns the sum of 10 and the argument passed.</text:p>
      <text:p text:style-name="P1">On compiling, it will generate following JavaScript code.</text:p>
      <text:p text:style-name="P17">//Generated by typescript 1.8.10</text:p>
      <text:p text:style-name="P20"><text:span text:style-name="T3">var</text:span> foo <text:span text:style-name="T5">=</text:span> <text:span text:style-name="T3">function</text:span> <text:span text:style-name="T5">(</text:span>x<text:span text:style-name="T5">)</text:span> <text:span text:style-name="T5">{</text:span> <text:span text:style-name="T3">return</text:span> <text:span text:style-name="T11">10</text:span> <text:span text:style-name="T5">+</text:span> x<text:span text:style-name="T5">;</text:span> <text:span text:style-name="T5">};</text:span></text:p>
      <text:p text:style-name="P20">console<text:span text:style-name="T5">.</text:span>log<text:span text:style-name="T5">(</text:span>foo<text:span text:style-name="T5">(</text:span><text:span text:style-name="T11">100</text:span><text:span text:style-name="T5">));</text:span> <text:s text:c="5"/><text:span text:style-name="T15">//outputs 110</text:span></text:p>
      <text:p text:style-name="P1">Here is the output of the above code −</text:p>
      <text:p text:style-name="P15">110</text:p>
      <text:h text:style-name="P30" text:outline-level="3">Lambda Statement</text:h>
      <text:p text:style-name="P1">Lambda statement is an anonymous function declaration that points to a block of code. This syntax is used when the function body spans multiple lines. Its syntax is as follows −</text:p>
      <text:p text:style-name="P15">( [param1, parma2,…param n] )=&gt; {</text:p>
      <text:p text:style-name="P27"><text:s/></text:p>
      <text:p text:style-name="P27"><text:s text:c="3"/><text:span text:style-name="T8">//code block</text:span></text:p>
      <text:p text:style-name="P26">}</text:p>
      <text:h text:style-name="P30" text:outline-level="3">Example: Lambda statement</text:h>
      <text:p text:style-name="P16"><text:span text:style-name="T3">var</text:span> foo <text:span text:style-name="T5">=</text:span> <text:span text:style-name="T5">(</text:span>x<text:span text:style-name="T5">:</text:span>number<text:span text:style-name="T5">)=&gt;</text:span> <text:span text:style-name="T5">{</text:span> <text:s text:c="3"/></text:p>
      <text:p text:style-name="P19"><text:s text:c="3"/><text:span text:style-name="T7">x </text:span><text:span text:style-name="T6">=</text:span><text:span text:style-name="T7"> </text:span><text:span text:style-name="T12">10</text:span><text:span text:style-name="T7"> </text:span><text:span text:style-name="T6">+</text:span><text:span text:style-name="T7"> x </text:span></text:p>
      <text:p text:style-name="P19"><text:s text:c="3"/><text:span text:style-name="T7">console</text:span><text:span text:style-name="T6">.</text:span><text:span text:style-name="T7">log</text:span><text:span text:style-name="T6">(</text:span><text:span text:style-name="T7">x</text:span><text:span text:style-name="T6">)</text:span><text:span text:style-name="T7"> <text:s/></text:span></text:p>
      <text:p text:style-name="P20"><text:soft-page-break/><text:span text:style-name="T5">}</text:span> </text:p>
      <text:p text:style-name="P20">foo<text:span text:style-name="T5">(</text:span><text:span text:style-name="T11">100</text:span><text:span text:style-name="T5">)</text:span></text:p>
      <text:p text:style-name="P1">The function’s reference is returned and stored in the variable <text:span text:style-name="T2">foo</text:span>.</text:p>
      <text:p text:style-name="P1">On compiling, it will generate following JavaScript code −</text:p>
      <text:p text:style-name="P17">//Generated by typescript 1.8.10</text:p>
      <text:p text:style-name="P20"><text:span text:style-name="T3">var</text:span> foo <text:span text:style-name="T5">=</text:span> <text:span text:style-name="T3">function</text:span> <text:span text:style-name="T5">(</text:span>x<text:span text:style-name="T5">)</text:span> <text:span text:style-name="T5">{</text:span></text:p>
      <text:p text:style-name="P19"><text:s text:c="3"/><text:span text:style-name="T7">x </text:span><text:span text:style-name="T6">=</text:span><text:span text:style-name="T7"> </text:span><text:span text:style-name="T12">10</text:span><text:span text:style-name="T7"> </text:span><text:span text:style-name="T6">+</text:span><text:span text:style-name="T7"> x</text:span><text:span text:style-name="T6">;</text:span></text:p>
      <text:p text:style-name="P19"><text:s text:c="3"/><text:span text:style-name="T7">console</text:span><text:span text:style-name="T6">.</text:span><text:span text:style-name="T7">log</text:span><text:span text:style-name="T6">(</text:span><text:span text:style-name="T7">x</text:span><text:span text:style-name="T6">);</text:span></text:p>
      <text:p text:style-name="P21">};</text:p>
      <text:p text:style-name="P20">foo<text:span text:style-name="T5">(</text:span><text:span text:style-name="T11">100</text:span><text:span text:style-name="T5">);</text:span></text:p>
      <text:p text:style-name="P1">The output of the above program is as follows −</text:p>
      <text:p text:style-name="P15">110</text:p>
      <text:h text:style-name="P14" text:outline-level="2">Syntactic Variations</text:h>
      <text:h text:style-name="P30" text:outline-level="3">Parameter type Inference</text:h>
      <text:p text:style-name="P1">It is not mandatory to specify the data type of a parameter. In such a case the data type of the parameter is any. Let us take a look at the following code snippet −</text:p>
      <text:p text:style-name="P16"><text:span text:style-name="T3">var</text:span> func <text:span text:style-name="T5">=</text:span> <text:span text:style-name="T5">(</text:span>x<text:span text:style-name="T5">)=&gt;</text:span> <text:span text:style-name="T5">{</text:span> </text:p>
      <text:p text:style-name="P19"><text:s text:c="3"/><text:span text:style-name="T4">if</text:span><text:span text:style-name="T6">(</text:span><text:span text:style-name="T4">typeof</text:span><text:span text:style-name="T7"> x</text:span><text:span text:style-name="T6">==</text:span><text:span text:style-name="T10">"number"</text:span><text:span text:style-name="T6">)</text:span><text:span text:style-name="T7"> </text:span><text:span text:style-name="T6">{</text:span><text:span text:style-name="T7"> </text:span></text:p>
      <text:p text:style-name="P19"><text:s text:c="6"/><text:span text:style-name="T7">console</text:span><text:span text:style-name="T6">.</text:span><text:span text:style-name="T7">log</text:span><text:span text:style-name="T6">(</text:span><text:span text:style-name="T7">x</text:span><text:span text:style-name="T6">+</text:span><text:span text:style-name="T10">" is numeric"</text:span><text:span text:style-name="T6">)</text:span><text:span text:style-name="T7"> </text:span></text:p>
      <text:p text:style-name="P19"><text:s text:c="3"/><text:span text:style-name="T6">}</text:span><text:span text:style-name="T7"> </text:span><text:span text:style-name="T4">else</text:span><text:span text:style-name="T7"> </text:span><text:span text:style-name="T4">if</text:span><text:span text:style-name="T6">(</text:span><text:span text:style-name="T4">typeof</text:span><text:span text:style-name="T7"> x</text:span><text:span text:style-name="T6">==</text:span><text:span text:style-name="T10">"string"</text:span><text:span text:style-name="T6">)</text:span><text:span text:style-name="T7"> </text:span><text:span text:style-name="T6">{</text:span><text:span text:style-name="T7"> </text:span></text:p>
      <text:p text:style-name="P19"><text:s text:c="6"/><text:span text:style-name="T7">console</text:span><text:span text:style-name="T6">.</text:span><text:span text:style-name="T7">log</text:span><text:span text:style-name="T6">(</text:span><text:span text:style-name="T7">x</text:span><text:span text:style-name="T6">+</text:span><text:span text:style-name="T10">" is a string"</text:span><text:span text:style-name="T6">)</text:span><text:span text:style-name="T7"> </text:span></text:p>
      <text:p text:style-name="P19"><text:s text:c="3"/><text:span text:style-name="T6">}</text:span><text:span text:style-name="T7"> <text:s/></text:span></text:p>
      <text:p text:style-name="P20"><text:span text:style-name="T5">}</text:span> </text:p>
      <text:p text:style-name="P20"><text:soft-page-break/>func<text:span text:style-name="T5">(</text:span><text:span text:style-name="T11">12</text:span><text:span text:style-name="T5">)</text:span> </text:p>
      <text:p text:style-name="P20">func<text:span text:style-name="T5">(</text:span><text:span text:style-name="T9">"Tom"</text:span><text:span text:style-name="T5">)</text:span></text:p>
      <text:p text:style-name="P1">On compiling, it will generate the following JavaScript code −</text:p>
      <text:p text:style-name="P17">//Generated by typescript 1.8.10</text:p>
      <text:p text:style-name="P20"><text:span text:style-name="T3">var</text:span> func <text:span text:style-name="T5">=</text:span> <text:span text:style-name="T3">function</text:span> <text:span text:style-name="T5">(</text:span>x<text:span text:style-name="T5">)</text:span> <text:span text:style-name="T5">{</text:span></text:p>
      <text:p text:style-name="P19"><text:s text:c="3"/><text:span text:style-name="T4">if</text:span><text:span text:style-name="T7"> </text:span><text:span text:style-name="T6">(</text:span><text:span text:style-name="T4">typeof</text:span><text:span text:style-name="T7"> x </text:span><text:span text:style-name="T6">==</text:span><text:span text:style-name="T7"> </text:span><text:span text:style-name="T10">"number"</text:span><text:span text:style-name="T6">)</text:span><text:span text:style-name="T7"> </text:span><text:span text:style-name="T6">{</text:span></text:p>
      <text:p text:style-name="P19"><text:s text:c="6"/><text:span text:style-name="T7">console</text:span><text:span text:style-name="T6">.</text:span><text:span text:style-name="T7">log</text:span><text:span text:style-name="T6">(</text:span><text:span text:style-name="T7">x </text:span><text:span text:style-name="T6">+</text:span><text:span text:style-name="T7"> </text:span><text:span text:style-name="T10">" is numeric"</text:span><text:span text:style-name="T6">);</text:span></text:p>
      <text:p text:style-name="P19"><text:s text:c="3"/><text:span text:style-name="T6">}</text:span><text:span text:style-name="T7"> </text:span><text:span text:style-name="T4">else</text:span><text:span text:style-name="T7"> </text:span><text:span text:style-name="T4">if</text:span><text:span text:style-name="T7"> </text:span><text:span text:style-name="T6">(</text:span><text:span text:style-name="T4">typeof</text:span><text:span text:style-name="T7"> x </text:span><text:span text:style-name="T6">==</text:span><text:span text:style-name="T7"> </text:span><text:span text:style-name="T10">"string"</text:span><text:span text:style-name="T6">)</text:span><text:span text:style-name="T7"> </text:span><text:span text:style-name="T6">{</text:span></text:p>
      <text:p text:style-name="P19"><text:s text:c="6"/><text:span text:style-name="T7">console</text:span><text:span text:style-name="T6">.</text:span><text:span text:style-name="T7">log</text:span><text:span text:style-name="T6">(</text:span><text:span text:style-name="T7">x </text:span><text:span text:style-name="T6">+</text:span><text:span text:style-name="T7"> </text:span><text:span text:style-name="T10">" is a string"</text:span><text:span text:style-name="T6">);</text:span></text:p>
      <text:p text:style-name="P19"><text:s text:c="3"/><text:span text:style-name="T6">}</text:span></text:p>
      <text:p text:style-name="P21">};</text:p>
      <text:p text:style-name="P20">func<text:span text:style-name="T5">(</text:span><text:span text:style-name="T11">12</text:span><text:span text:style-name="T5">);</text:span></text:p>
      <text:p text:style-name="P20">func<text:span text:style-name="T5">(</text:span><text:span text:style-name="T9">"Tom"</text:span><text:span text:style-name="T5">);</text:span></text:p>
      <text:p text:style-name="P1">Its output is as follows −</text:p>
      <text:p text:style-name="P15">12 is numeric </text:p>
      <text:p text:style-name="P26">Tom is a string</text:p>
      <text:h text:style-name="P30" text:outline-level="3">Optional parentheses for a single parameter</text:h>
      <text:p text:style-name="P16"><text:span text:style-name="T3">var</text:span> display <text:span text:style-name="T5">=</text:span> x<text:span text:style-name="T5">=&gt;</text:span> <text:span text:style-name="T5">{</text:span> </text:p>
      <text:p text:style-name="P19"><text:s text:c="3"/><text:span text:style-name="T7">console</text:span><text:span text:style-name="T6">.</text:span><text:span text:style-name="T7">log</text:span><text:span text:style-name="T6">(</text:span><text:span text:style-name="T10">"The function got "</text:span><text:span text:style-name="T6">+</text:span><text:span text:style-name="T7">x</text:span><text:span text:style-name="T6">)</text:span><text:span text:style-name="T7"> </text:span></text:p>
      <text:p text:style-name="P20"><text:span text:style-name="T5">}</text:span> </text:p>
      <text:p text:style-name="P20">display<text:span text:style-name="T5">(</text:span><text:span text:style-name="T11">12</text:span><text:span text:style-name="T5">)</text:span></text:p>
      <text:p text:style-name="P1">On compiling, it will generate following JavaScript code −</text:p>
      <text:p text:style-name="P17">//Generated by typescript 1.8.10</text:p>
      <text:p text:style-name="P20"><text:soft-page-break/><text:span text:style-name="T3">var</text:span> display <text:span text:style-name="T5">=</text:span> <text:span text:style-name="T3">function</text:span> <text:span text:style-name="T5">(</text:span>x<text:span text:style-name="T5">)</text:span> <text:span text:style-name="T5">{</text:span></text:p>
      <text:p text:style-name="P19"><text:s text:c="3"/><text:span text:style-name="T7">console</text:span><text:span text:style-name="T6">.</text:span><text:span text:style-name="T7">log</text:span><text:span text:style-name="T6">(</text:span><text:span text:style-name="T10">"The function got "</text:span><text:span text:style-name="T7"> </text:span><text:span text:style-name="T6">+</text:span><text:span text:style-name="T7"> x</text:span><text:span text:style-name="T6">);</text:span></text:p>
      <text:p text:style-name="P21">};</text:p>
      <text:p text:style-name="P20">display<text:span text:style-name="T5">(</text:span><text:span text:style-name="T11">12</text:span><text:span text:style-name="T5">);</text:span></text:p>
      <text:p text:style-name="P1">Its output is as follows −</text:p>
      <text:p text:style-name="P15">The function got 12</text:p>
      <text:h text:style-name="P30" text:outline-level="3">Optional braces for a single statement, Empty parentheses for no parameter</text:h>
      <text:p text:style-name="P1">The following example shows these two Syntactic variations.</text:p>
      <text:p text:style-name="P16"><text:span text:style-name="T3">var</text:span> disp <text:span text:style-name="T5">=()=&gt;</text:span> <text:span text:style-name="T5">{</text:span> </text:p>
      <text:p text:style-name="P19"><text:s text:c="3"/><text:span text:style-name="T7">console</text:span><text:span text:style-name="T6">.</text:span><text:span text:style-name="T7">log</text:span><text:span text:style-name="T6">(</text:span><text:span text:style-name="T10">"Function invoked"</text:span><text:span text:style-name="T6">);</text:span><text:span text:style-name="T7"> </text:span></text:p>
      <text:p text:style-name="P20"><text:span text:style-name="T5">}</text:span> </text:p>
      <text:p text:style-name="P20">disp<text:span text:style-name="T5">();</text:span></text:p>
      <text:p text:style-name="P1">On compiling, it will generate following JavaScript code −</text:p>
      <text:p text:style-name="P17">//Generated by typescript 1.8.10</text:p>
      <text:p text:style-name="P20"><text:span text:style-name="T3">var</text:span> disp <text:span text:style-name="T5">=</text:span> <text:span text:style-name="T3">function</text:span> <text:span text:style-name="T5">()</text:span> <text:span text:style-name="T5">{</text:span></text:p>
      <text:p text:style-name="P19"><text:s text:c="3"/><text:span text:style-name="T7">console</text:span><text:span text:style-name="T6">.</text:span><text:span text:style-name="T7">log</text:span><text:span text:style-name="T6">(</text:span><text:span text:style-name="T10">"Function invoked"</text:span><text:span text:style-name="T6">);</text:span></text:p>
      <text:p text:style-name="P21">};</text:p>
      <text:p text:style-name="P20">disp<text:span text:style-name="T5">();</text:span></text:p>
      <text:p text:style-name="P1">Its output is as follows −</text:p>
      <text:p text:style-name="P15">Function invoked</text:p>
      <text:h text:style-name="P14" text:outline-level="2">Function Overloads</text:h>
      <text:p text:style-name="P1">Functions have the capability to operate differently on the basis of the input provided to them. In other words, a program can have multiple methods with the same name <text:soft-page-break/>with different implementation. This mechanism is termed as Function Overloading. TypeScript provides support for function overloading.</text:p>
      <text:p text:style-name="P1">To overload a function in TypeScript, you need to follow the steps given below −</text:p>
      <text:p text:style-name="P1"><text:span text:style-name="T2">Step 1</text:span> − Declare multiple functions with the same name but different function signature. Function signature includes the following.</text:p>
      <text:list xml:id="list8633201624796599624" text:style-name="L5">
        <text:list-item>
          <text:p text:style-name="P7">The data type of the parameter</text:p>
        </text:list-item>
      </text:list>
      <text:p text:style-name="P15">function disp(string):void; </text:p>
      <text:p text:style-name="P26">function disp(number):void;</text:p>
      <text:list xml:id="list2668181676338337964" text:style-name="L6">
        <text:list-item>
          <text:p text:style-name="P8">The number of parameters</text:p>
        </text:list-item>
      </text:list>
      <text:p text:style-name="P15">function disp(n1:number):void; </text:p>
      <text:p text:style-name="P26">function disp(x:number,y:number):void;</text:p>
      <text:list xml:id="list8476467163955255968" text:style-name="L7">
        <text:list-item>
          <text:p text:style-name="P9">The sequence of parameters</text:p>
        </text:list-item>
      </text:list>
      <text:p text:style-name="P15">function disp(n1:number,s1:string):void; </text:p>
      <text:p text:style-name="P26">function disp(s:string,n:number):void;</text:p>
      <text:p text:style-name="P1"><text:span text:style-name="T2">Note</text:span> − The function signature doesn’t include the function’s return type.</text:p>
      <text:p text:style-name="P1"><text:span text:style-name="T2">Step 2</text:span> − The declaration must be followed by the function definition. The parameter types should be set to <text:span text:style-name="T2">any</text:span> if the parameter types differ during overload. Additionally, for <text:span text:style-name="T2">case b</text:span> explained above, you may consider marking one or more parameters as optional during the function definition.</text:p>
      <text:p text:style-name="P1"><text:span text:style-name="T2">Step 3</text:span> − Finally, you must invoke the function to make it functional.</text:p>
      <text:h text:style-name="P30" text:outline-level="3">Example</text:h>
      <text:p text:style-name="P1">Let us now take a look at the following example code −</text:p>
      <text:p text:style-name="P16"><text:span text:style-name="T3">function</text:span> disp<text:span text:style-name="T5">(</text:span>s1<text:span text:style-name="T5">:</text:span><text:span text:style-name="T3">string</text:span><text:span text:style-name="T5">):</text:span><text:span text:style-name="T3">void</text:span><text:span text:style-name="T5">;</text:span> </text:p>
      <text:p text:style-name="P20"><text:span text:style-name="T3">function</text:span> disp<text:span text:style-name="T5">(</text:span>n1<text:span text:style-name="T5">:</text:span>number<text:span text:style-name="T5">,</text:span>s1<text:span text:style-name="T5">:</text:span><text:span text:style-name="T3">string</text:span><text:span text:style-name="T5">):</text:span><text:span text:style-name="T3">void</text:span><text:span text:style-name="T5">;</text:span> </text:p>
      <text:p text:style-name="P22"/>
      <text:p text:style-name="P20"><text:span text:style-name="T3">function</text:span> disp<text:span text:style-name="T5">(</text:span>x<text:span text:style-name="T5">:</text:span>any<text:span text:style-name="T5">,</text:span>y<text:span text:style-name="T5">?:</text:span>any<text:span text:style-name="T5">):</text:span><text:span text:style-name="T3">void</text:span> <text:span text:style-name="T5">{</text:span> </text:p>
      <text:p text:style-name="P19"><text:s text:c="3"/><text:span text:style-name="T7">console</text:span><text:span text:style-name="T6">.</text:span><text:span text:style-name="T7">log</text:span><text:span text:style-name="T6">(</text:span><text:span text:style-name="T7">x</text:span><text:span text:style-name="T6">);</text:span><text:span text:style-name="T7"> </text:span></text:p>
      <text:p text:style-name="P19"><text:s text:c="3"/><text:span text:style-name="T7">console</text:span><text:span text:style-name="T6">.</text:span><text:span text:style-name="T7">log</text:span><text:span text:style-name="T6">(</text:span><text:span text:style-name="T7">y</text:span><text:span text:style-name="T6">);</text:span><text:span text:style-name="T7"> </text:span></text:p>
      <text:p text:style-name="P20"><text:span text:style-name="T5">}</text:span> </text:p>
      <text:p text:style-name="P20"><text:soft-page-break/>disp<text:span text:style-name="T5">(</text:span><text:span text:style-name="T9">"abc"</text:span><text:span text:style-name="T5">)</text:span> </text:p>
      <text:p text:style-name="P20">disp<text:span text:style-name="T5">(</text:span><text:span text:style-name="T11">1</text:span><text:span text:style-name="T5">,</text:span><text:span text:style-name="T9">"xyz"</text:span><text:span text:style-name="T5">);</text:span></text:p>
      <text:list xml:id="list2401306156406549928" text:style-name="L8">
        <text:list-item>
          <text:p text:style-name="P6">The first two lines depict the function overload declaration. The function has two overloads −</text:p>
          <text:list>
            <text:list-item>
              <text:p text:style-name="P6">Function that accepts a single string parameter.</text:p>
            </text:list-item>
            <text:list-item>
              <text:p text:style-name="P6">Function that accepts two values of type number and string respectively.</text:p>
            </text:list-item>
          </text:list>
        </text:list-item>
        <text:list-item>
          <text:p text:style-name="P6">The third line defines the function. The data type of the parameters are set to <text:span text:style-name="T2">any</text:span>. Moreover, the second parameter is optional here.</text:p>
        </text:list-item>
        <text:list-item>
          <text:p text:style-name="P6">The overloaded function is invoked by the last two statements.</text:p>
        </text:list-item>
      </text:list>
      <text:p text:style-name="P1">On compiling, it will generate following JavaScript code −</text:p>
      <text:p text:style-name="P17">//Generated by typescript 1.8.10</text:p>
      <text:p text:style-name="P20"><text:span text:style-name="T3">function</text:span> disp<text:span text:style-name="T5">(</text:span>x<text:span text:style-name="T5">,</text:span> y<text:span text:style-name="T5">)</text:span> <text:span text:style-name="T5">{</text:span></text:p>
      <text:p text:style-name="P19"><text:s text:c="3"/><text:span text:style-name="T7">console</text:span><text:span text:style-name="T6">.</text:span><text:span text:style-name="T7">log</text:span><text:span text:style-name="T6">(</text:span><text:span text:style-name="T7">x</text:span><text:span text:style-name="T6">);</text:span></text:p>
      <text:p text:style-name="P19"><text:s text:c="3"/><text:span text:style-name="T7">console</text:span><text:span text:style-name="T6">.</text:span><text:span text:style-name="T7">log</text:span><text:span text:style-name="T6">(</text:span><text:span text:style-name="T7">y</text:span><text:span text:style-name="T6">);</text:span></text:p>
      <text:p text:style-name="P21">}</text:p>
      <text:p text:style-name="P20">disp<text:span text:style-name="T5">(</text:span><text:span text:style-name="T9">"abc"</text:span><text:span text:style-name="T5">);</text:span></text:p>
      <text:p text:style-name="P20">disp<text:span text:style-name="T5">(</text:span><text:span text:style-name="T11">1</text:span><text:span text:style-name="T5">,</text:span> <text:span text:style-name="T9">"xyz"</text:span><text:span text:style-name="T5">);</text:span></text:p>
      <text:p text:style-name="P1">The above code will produce the following output −</text:p>
      <text:p text:style-name="P15">abc </text:p>
      <text:p text:style-name="P26">1 </text:p>
      <text:p text:style-name="P26">xyz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46:37.787000000</meta:creation-date>
    <dc:date>2019-06-19T14:48:33.419000000</dc:date>
    <meta:editing-duration>PT1M55S</meta:editing-duration>
    <meta:editing-cycles>1</meta:editing-cycles>
    <meta:document-statistic meta:table-count="1" meta:image-count="0" meta:object-count="0" meta:page-count="15" meta:paragraph-count="320" meta:word-count="2111" meta:character-count="13668" meta:non-whitespace-character-count="11516"/>
    <meta:generator>LibreOffice/5.1.5.2$Windows_X86_64 LibreOffice_project/7a864d8825610a8c07cfc3bc01dd4fce6a9447e5</meta:generator>
  </office:meta>
</office:document-meta>
</file>